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2C0000012C62BEFC411586339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2725f1"/>
    </style:style>
    <style:style style:name="P4" style:family="paragraph" style:parent-style-name="Text_20_body">
      <style:text-properties style:text-underline-style="none" fo:font-weight="normal" officeooo:rsid="002725f1" officeooo:paragraph-rsid="002725f1" style:font-weight-asian="normal" style:font-weight-complex="normal"/>
    </style:style>
    <style:style style:name="P5" style:family="paragraph" style:parent-style-name="Heading_20_1">
      <style:text-properties style:text-underline-style="solid" style:text-underline-width="auto" style:text-underline-color="font-color" fo:font-weight="bold" officeooo:rsid="002725f1" officeooo:paragraph-rsid="002725f1" style:font-weight-asian="bold" style:font-weight-complex="bold"/>
    </style:style>
    <style:style style:name="P6" style:family="paragraph" style:parent-style-name="Heading_20_1">
      <style:text-properties style:text-underline-style="solid" style:text-underline-width="auto" style:text-underline-color="font-color" officeooo:rsid="002725f1" officeooo:paragraph-rsid="002725f1"/>
    </style:style>
    <style:style style:name="P7" style:family="paragraph" style:parent-style-name="Heading_20_1">
      <style:text-properties officeooo:paragraph-rsid="002725f1"/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26a748" style:font-weight-asian="bold" style:font-weight-complex="bold"/>
    </style:style>
    <style:style style:name="T3" style:family="text">
      <style:text-properties fo:color="#ed1c24" style:text-underline-style="solid" style:text-underline-width="auto" style:text-underline-color="font-color" fo:font-weight="bold" officeooo:rsid="00277e38" style:font-weight-asian="bold" style:font-weight-complex="bold"/>
    </style:style>
    <style:style style:name="T4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c9243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2725f1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2725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38_157969064">1) CLOUD<text:tab/>1</text:a></text:p>
          <text:p text:style-name="P2"><text:a xlink:type="simple" xlink:href="#__RefHeading___Toc40_157969064">2) Qualité de service<text:tab/>1</text:a></text:p>
          <text:p text:style-name="P2"><text:a xlink:type="simple" xlink:href="#__RefHeading___Toc42_157969064">3) Green IT<text:tab/>1</text:a></text:p>
        </text:index-body>
      </text:table-of-content>
      <text:h text:style-name="P5" text:outline-level="1"><text:bookmark-start text:name="__RefHeading___Toc38_157969064"/>1) CLOUD<text:bookmark-end text:name="__RefHeading___Toc38_157969064"/></text:h>
      <text:p text:style-name="P4">1) </text:p>
      <text:h text:style-name="P6" text:outline-level="1"><text:bookmark-start text:name="__RefHeading___Toc40_157969064"/>2) Qualité de service<text:bookmark-end text:name="__RefHeading___Toc40_157969064"/></text:h>
      <text:p text:style-name="P3"><text:span text:style-name="T9"/></text:p>
      <text:h text:style-name="P7" text:outline-level="1"><text:bookmark-start text:name="__RefHeading___Toc42_157969064"/><text:span text:style-name="T9">3) Green IT</text:span><text:bookmark-end text:name="__RefHeading___Toc42_157969064"/></text:h>
      <text:p text:style-name="P3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277e38" style:font-weight-asian="bold" style:font-weight-complex="bold"/>
    </style:style>
    <style:style style:name="M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2102</text:span><text:span text:style-name="MT1"> T</text:span><text:span text:style-name="MT2">D1</text:span><text:span text:style-name="MT3"><text:tab/></text:span><text:span text:style-name="MT4">RT1</text:span></text:p>
        <text:p text:style-name="MP1"><draw:frame draw:style-name="Mfr1" draw:name="Image1" text:anchor-type="paragraph" svg:x="15.808cm" svg:y="24.232cm" svg:width="1.702cm" svg:height="1.702cm" draw:z-index="0"><draw:image xlink:href="Pictures/100000000000012C0000012C62BEFC411586339F.jpg" xlink:type="simple" xlink:show="embed" xlink:actuate="onLoad"/></draw:frame>Samuel</text:p>
      </style:header>
      <style:footer>
        <text:p text:style-name="Footer"><text:date style:data-style-name="N37" text:date-value="2019-05-17T08:39:15.208540312">17/05/19</text:date><text:tab/><text:span text:style-name="MT5">Page </text:span><text:span text:style-name="MT5"><text:page-number text:select-page="current">1</text:page-number></text:span><text:span text:style-name="MT5">/</text:span><text:span text:style-name="MT5"><text:page-count>1</text:page-count></text:span><text:span text:style-name="MT5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5-17T08:39:15.179357754</dc:date>
    <meta:editing-duration>PT54M49S</meta:editing-duration>
    <meta:editing-cycles>6</meta:editing-cycles>
    <meta:generator>LibreOffice/5.2.7.2$Linux_X86_64 LibreOffice_project/20m0$Build-2</meta:generator>
    <meta:document-statistic meta:table-count="0" meta:image-count="1" meta:object-count="0" meta:page-count="1" meta:paragraph-count="11" meta:word-count="33" meta:character-count="152" meta:non-whitespace-character-count="128"/>
  </office:meta>
</office:document-meta>
</file>